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302cm" fo:margin-left="-0.191cm" fo:margin-top="0cm" fo:margin-bottom="0cm" table:align="left" fo:background-color="#dbe5f1" style:writing-mode="lr-tb">
        <style:background-image/>
      </style:table-properties>
    </style:style>
    <style:style style:name="Tabla1.A" style:family="table-column">
      <style:table-column-properties style:column-width="6.879cm"/>
    </style:style>
    <style:style style:name="Tabla1.B" style:family="table-column">
      <style:table-column-properties style:column-width="9.423cm"/>
    </style:style>
    <style:style style:name="Tabla1.1" style:family="table-row">
      <style:table-row-properties style:keep-together="true" fo:keep-together="auto"/>
    </style:style>
    <style:style style:name="Tabla1.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1.A2" style:family="table-cell">
      <style:table-cell-properties fo:background-color="#1f497d" fo:padding-left="0.191cm" fo:padding-right="0.191cm" fo:padding-top="0cm" fo:padding-bottom="0cm" fo:border-left="none" fo:border-right="none" fo:border-top="0.018cm solid #ffffff" fo:border-bottom="0.018cm solid #ffffff">
        <style:background-image/>
      </style:table-cell-properties>
    </style:style>
    <style:style style:name="Tabla1.B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1.B3" style:family="table-cell">
      <style:table-cell-properties fo:background-color="#dbe5f1" fo:padding-left="0.191cm" fo:padding-right="0.191cm" fo:padding-top="0cm" fo:padding-bottom="0cm" fo:border-left="none" fo:border-right="none" fo:border-top="0.018cm solid #ffffff" fo:border-bottom="none">
        <style:background-image/>
      </style:table-cell-properties>
    </style:style>
    <style:style style:name="Tabla1.A10" style:family="table-cell">
      <style:table-cell-properties fo:background-color="#1f497d" fo:padding-left="0.191cm" fo:padding-right="0.191cm" fo:padding-top="0cm" fo:padding-bottom="0cm" fo:border-left="none" fo:border-right="none" fo:border-top="0.018cm solid #ffffff" fo:border-bottom="none">
        <style:background-image/>
      </style:table-cell-properties>
    </style:style>
    <style:style style:name="Tabla2" style:family="table">
      <style:table-properties style:width="16.302cm" fo:margin-left="-0.191cm" fo:margin-top="0cm" fo:margin-bottom="0cm" table:align="left" fo:background-color="#dbe5f1" style:writing-mode="lr-tb">
        <style:background-image/>
      </style:table-properties>
    </style:style>
    <style:style style:name="Tabla2.A" style:family="table-column">
      <style:table-column-properties style:column-width="16.302cm"/>
    </style:style>
    <style:style style:name="Tabla2.1" style:family="table-row">
      <style:table-row-properties style:keep-together="true" fo:keep-together="auto"/>
    </style:style>
    <style:style style:name="Tabla2.A1" style:family="table-cell">
      <style:table-cell-properties fo:background-color="#1f497d" fo:padding-left="0.191cm" fo:padding-right="0.191cm" fo:padding-top="0cm" fo:padding-bottom="0cm" fo:border-left="none" fo:border-right="none" fo:border-top="none" fo:border-bottom="0.018cm solid #ffffff">
        <style:background-image/>
      </style:table-cell-properties>
    </style:style>
    <style:style style:name="Tabla2.A2" style:family="table-cell" style:data-style-name="N11">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P1" style:family="paragraph" style:parent-style-name="Standard">
      <style:paragraph-properties fo:margin-top="0cm" fo:margin-bottom="0cm" fo:line-height="100%"/>
      <style:text-properties fo:color="#ffffff"/>
    </style:style>
    <style:style style:name="P2" style:family="paragraph" style:parent-style-name="Notes">
      <style:paragraph-properties fo:margin-top="0cm" fo:margin-bottom="0cm" fo:line-height="100%"/>
      <style:text-properties fo:color="#000000"/>
    </style:style>
    <style:style style:name="P3" style:family="paragraph" style:parent-style-name="Notes">
      <style:paragraph-properties fo:margin-top="0cm" fo:margin-bottom="0cm" fo:line-height="100%"/>
      <style:text-properties fo:color="#ffffff"/>
    </style:style>
    <style:style style:name="P4" style:family="paragraph" style:parent-style-name="Standard">
      <style:paragraph-properties fo:margin-top="0cm" fo:margin-bottom="0cm" fo:line-height="100%"/>
      <style:text-properties fo:color="#ffffff" fo:font-weight="bold" style:font-weight-asian="bold" style:font-weight-complex="bold"/>
    </style:style>
    <style:style style:name="P5" style:family="paragraph" style:parent-style-name="Heading_20_1">
      <style:text-properties fo:color="#006699"/>
    </style:style>
    <style:style style:name="P6" style:family="paragraph" style:parent-style-name="Heading_20_1">
      <style:text-properties style:font-name="Cambria" fo:font-size="14pt" style:font-size-asian="14pt" style:font-size-complex="14pt"/>
    </style:style>
    <style:style style:name="P7" style:family="paragraph" style:parent-style-name="Title" style:master-page-name="Standard">
      <style:paragraph-properties style:page-number="auto"/>
    </style:style>
    <style:style style:name="P8" style:family="paragraph" style:parent-style-name="Notes">
      <style:paragraph-properties fo:margin-top="0cm" fo:margin-bottom="0cm" fo:line-height="100%"/>
      <style:text-properties fo:color="#000000"/>
    </style:style>
    <style:style style:name="P9" style:family="paragraph" style:parent-style-name="Contents_20_1">
      <style:paragraph-properties>
        <style:tab-stops>
          <style:tab-stop style:position="15.921cm" style:type="right" style:leader-style="dotted" style:leader-text="."/>
        </style:tab-stops>
      </style:paragraph-properties>
    </style:style>
    <style:style style:name="T1" style:family="text">
      <style:text-properties fo:color="#006699"/>
    </style:style>
    <style:style style:name="T2" style:family="text">
      <style:text-properties fo:color="#006699" fo:font-size="11pt" style:font-size-asian="11pt" style:font-size-complex="11pt"/>
    </style:style>
    <style:style style:name="T3" style:family="text">
      <style:text-properties fo:color="#006699" style:font-name="Calibri" fo:language="es" fo:country="ES" style:font-name-complex="Calibri1"/>
    </style:style>
    <style:style style:name="T4" style:family="text">
      <style:text-properties fo:color="#006699" fo:language="es" fo:country="ES" style:font-name-complex="Calibri1"/>
    </style:style>
    <style:style style:name="T5" style:family="text">
      <style:text-properties fo:color="#006699" style:font-name="Cambria" fo:font-size="14pt" fo:language="es" fo:country="ES" style:font-size-asian="14pt" style:font-name-complex="Calibri1" style:font-size-complex="14pt"/>
    </style:style>
    <style:style style:name="T6" style:family="text">
      <style:text-properties style:font-name="Calibri" fo:language="es" fo:country="ES" style:font-name-complex="Calibri1"/>
    </style:style>
    <style:style style:name="Sect1" style:family="section">
      <style:section-properties style:editable="false">
        <style:columns fo:column-count="1" fo:column-gap="0cm"/>
      </style:section-properties>
    </style: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tentional bugs<text:line-break/>Acme-Raffle 2.0</text:p>
      <text:p text:style-name="Notes">Provide the title and version of the project to which this document applies.</text:p>
      <table:table table:name="Tabla1" table:style-name="Tabla1">
        <table:table-column table:style-name="Tabla1.A"/>
        <table:table-column table:style-name="Tabla1.B"/>
        <table:table-row table:style-name="Tabla1.1">
          <table:table-cell table:style-name="Tabla1.A1" table:number-columns-spanned="2" office:value-type="string">
            <text:p text:style-name="P4">Development team</text:p>
          </table:table-cell>
          <table:covered-table-cell/>
        </table:table-row>
        <table:table-row table:style-name="Tabla1.1">
          <table:table-cell table:style-name="Tabla1.A2" office:value-type="string">
            <text:p text:style-name="P1">Identifier</text:p>
          </table:table-cell>
          <table:table-cell table:style-name="Tabla1.B2" office:value-type="string">
            <text:p text:style-name="P2">FINALFANTASY</text:p>
          </table:table-cell>
        </table:table-row>
        <table:table-row table:style-name="Tabla1.1">
          <table:table-cell table:style-name="Tabla1.A2" office:value-type="string">
            <text:p text:style-name="P1">Members</text:p>
          </table:table-cell>
          <table:table-cell table:style-name="Tabla1.B3" office:value-type="string">
            <text:p text:style-name="P2">SANCHEZ REYES, ADRIAN</text:p>
            <text:p text:style-name="P2">BOZADA MARQUEZ, JESUS ENRIQUE</text:p>
            <text:p text:style-name="P2">GIRALDO RUIZ, JOSE</text:p>
            <text:p text:style-name="P2">LOPEZ MUÑOZ, JUAN CARLOS</text:p>
            <text:p text:style-name="P2">DANS CABALLERO, MARIA REMEDIOS</text:p>
            <text:p text:style-name="P2">CAMPOS ROMERO, MIGUEL</text:p>
          </table:table-cell>
        </table:table-row>
        <table:table-row table:style-name="Tabla1.1">
          <table:table-cell table:style-name="Tabla1.A2" table:number-columns-spanned="2" office:value-type="string">
            <text:p text:style-name="P1">Testing team</text:p>
          </table:table-cell>
          <table:covered-table-cell/>
        </table:table-row>
        <table:table-row table:style-name="Tabla1.1">
          <table:table-cell table:style-name="Tabla1.A2" office:value-type="string">
            <text:p text:style-name="P1">Identifier</text:p>
          </table:table-cell>
          <table:table-cell table:style-name="Tabla1.B2" office:value-type="string">
            <text:p text:style-name="P2">ReiCarMacLuqQuiMin</text:p>
          </table:table-cell>
        </table:table-row>
        <table:table-row table:style-name="Tabla1.1">
          <table:table-cell table:style-name="Tabla1.A2" office:value-type="string">
            <text:p text:style-name="P1">Members</text:p>
          </table:table-cell>
          <table:table-cell table:style-name="Tabla1.B3" office:value-type="string">
            <text:p text:style-name="P2">CARRASCOSA OLIVA, SERGIO</text:p>
            <text:p text:style-name="P2">REINA LOPEZ, PABLO</text:p>
            <text:p text:style-name="P2">LUQUE MENDOZA, JOSÉ MANUEL</text:p>
            <text:p text:style-name="P2">VALERA QUIANO, SILVIA</text:p>
            <text:p text:style-name="P2">MINGUEZ LEÓN, ANTONIO JESÚS</text:p>
            <text:p text:style-name="P2">MACÍAS LÓPEZ, PABLO</text:p>
          </table:table-cell>
        </table:table-row>
        <table:table-row table:style-name="Tabla1.1">
          <table:table-cell table:style-name="Tabla1.A2" table:number-columns-spanned="2" office:value-type="string">
            <text:p text:style-name="P1">Indexing data</text:p>
          </table:table-cell>
          <table:covered-table-cell/>
        </table:table-row>
        <table:table-row table:style-name="Tabla1.1">
          <table:table-cell table:style-name="Tabla1.A2" office:value-type="string">
            <text:p text:style-name="P1">Designers</text:p>
          </table:table-cell>
          <table:table-cell table:style-name="Tabla1.B2" office:value-type="string">
            <text:p text:style-name="P2">GIRALDO RUIZ, JOSÉ</text:p>
            <text:p text:style-name="P2">DANS CABALLERO, MARÍA REMEDIOS</text:p>
          </table:table-cell>
        </table:table-row>
        <table:table-row table:style-name="Tabla1.1">
          <table:table-cell table:style-name="Tabla1.A2" office:value-type="string">
            <text:p text:style-name="P1">Testers</text:p>
          </table:table-cell>
          <table:table-cell table:style-name="Tabla1.B2" office:value-type="string">
            <text:p text:style-name="P2">MINGUEZ LEÓN, ANTONIO JESÚS</text:p>
            <text:p text:style-name="P2">MACÍAS LÓPEZ, PABLO</text:p>
          </table:table-cell>
        </table:table-row>
        <table:table-row table:style-name="Tabla1.1">
          <table:table-cell table:style-name="Tabla1.A10" office:value-type="string">
            <text:p text:style-name="P1">Notes</text:p>
          </table:table-cell>
          <table:table-cell table:style-name="Tabla1.B3" office:value-type="string">
            <text:p text:style-name="P2"/>
          </table:table-cell>
        </table:table-row>
      </table:table>
      <text:p text:style-name="Notes"/>
      <table:table table:name="Tabla2" table:style-name="Tabla2">
        <table:table-column table:style-name="Tabla2.A"/>
        <table:table-row table:style-name="Tabla2.1">
          <table:table-cell table:style-name="Tabla2.A1" office:value-type="string">
            <text:p text:style-name="P4">Effectiveness</text:p>
          </table:table-cell>
        </table:table-row>
        <table:table-row table:style-name="Tabla2.1">
          <table:table-cell table:style-name="Tabla2.A2" office:value-type="percentage" office:value="1">
            <text:p text:style-name="P3">100,00%</text:p>
          </table:table-cell>
        </table:table-row>
      </table:table>
      <text:p text:style-name="Standard"/>
      <text:p text:style-name="Contents_20_Heading">Table of content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text:a xlink:type="simple" xlink:href="#__RefHeading__9100_689515585">Use case 002 <text:s/>Start a process that computes the bills that every manager must pay. The input to the process must be the month and the year for which the bills must be generated. Note that the system must prevent the administrator from running the process on a month or a year for which it’s already been run. By default, the system must pro-pose the current month and year as input to the process <text:tab/>2</text:a></text:p>
          <text:p text:style-name="P9"><text:a xlink:type="simple" xlink:href="#__RefHeading__3150_1905870439">Use case 007 <text:s/>Manage his or her curriculum, which includes displaying and editing it<text:tab/>2</text:a></text:p>
          <text:p text:style-name="P9"><text:a xlink:type="simple" xlink:href="#__RefHeading__3154_1905870439">Use case 007 <text:s/>Manage his or her curriculum, which includes displaying and editing it <text:tab/>2</text:a></text:p>
          <text:p text:style-name="P9"><text:a xlink:type="simple" xlink:href="#__RefHeading__9102_689515585">Use case 007 <text:s/>Manage his or her curriculum, which includes displaying and editing it <text:tab/>3</text:a></text:p>
          <text:p text:style-name="P9"><text:a xlink:type="simple" xlink:href="#__RefHeading__9104_689515585">Use case 007 <text:s/>Manage his or her curriculum, which includes displaying and editing it <text:tab/>3</text:a></text:p>
        </text:index-body>
      </text:table-of-content>
      <text:p text:style-name="Standard"><text:soft-page-break/><text:a xlink:type="simple" xlink:href="#_Toc479610162" text:style-name="Internet_20_link" text:visited-style-name="Visited_20_Internet_20_Link"/></text:p>
      <text:list xml:id="list6071184497597748623" text:style-name="Outline">
        <text:list-item>
          <text:h text:style-name="P5" text:outline-level="1"><text:bookmark-start text:name="__RefHeading__9100_689515585"/>Use case 002 <text:s/><text:span text:style-name="T6">Start a process that computes the bills that every manager must pay. The input to the process must be the month and the year for which the bills must be generated. Note that the system must prevent the administrator from running the process on a month or a year for which it’s already been run. By default, the system must pro-pose the current month and year as input to the process</text:span> <text:bookmark-end text:name="__RefHeading__9100_689515585"/></text:h>
        </text:list-item>
      </text:list>
      <text:p text:style-name="Notes"/>
      <text:p text:style-name="Subtitle">Description</text:p>
      <text:p text:style-name="Notes">Al intentar editar los datos de una actividad, se permite dejar el título en blanco.</text:p>
      <text:p text:style-name="Subtitle">Results</text:p>
      <text:p text:style-name="Notes"><text:span text:style-name="T5">El equipo de tests encontró el bug.</text:span></text:p>
      <text:list xml:id="list39402385" text:continue-numbering="true" text:style-name="Outline">
        <text:list-item>
          <text:h text:style-name="P6" text:outline-level="1"><text:bookmark-start text:name="__RefHeading__3150_1905870439"/><text:span text:style-name="T4">Use case 007 </text:span><text:span text:style-name="T4"><text:s/></text:span><text:span text:style-name="T4">Manage his or her curriculum, which includes displaying and editing it</text:span><text:bookmark-end text:name="__RefHeading__3150_1905870439"/></text:h>
        </text:list-item>
      </text:list>
      <text:p text:style-name="Notes"/>
      <text:p text:style-name="Subtitle">Description</text:p>
      <text:p text:style-name="Notes">Al editar un curriculum logueado como un auditor, podemos dejar el nombre en blanco.</text:p>
      <text:p text:style-name="Subtitle">Results</text:p>
      <text:p text:style-name="Notes">El equipo de tests encontró el bug.</text:p>
      <text:list xml:id="list39390206" text:continue-numbering="true" text:style-name="Outline">
        <text:list-item>
          <text:h text:style-name="Heading_20_1" text:outline-level="1"/>
        </text:list-item>
        <text:list-item>
          <text:h text:style-name="Heading_20_1" text:outline-level="1"><text:bookmark-start text:name="__RefHeading__3154_1905870439"/><text:span text:style-name="T1">U</text:span><text:bookmark-start text:name="_Toc499578561"/><text:span text:style-name="T1">se case 007 </text:span><text:span text:style-name="T2"><text:s/></text:span><text:span text:style-name="T3">Manage his or her curriculum, which includes displaying and editing it</text:span><text:span text:style-name="T1"> </text:span><text:bookmark-end text:name="__RefHeading__3154_1905870439"/><text:bookmark-end text:name="_Toc499578561"/></text:h>
        </text:list-item>
      </text:list>
      <text:p text:style-name="Notes"/>
      <text:p text:style-name="Subtitle">Description</text:p>
      <text:p text:style-name="Notes">Al editar un curriculum logueado como un auditor, podemos dejar el título de un education record en blanco.</text:p>
      <text:p text:style-name="Subtitle">Results</text:p>
      <text:p text:style-name="Notes"><text:soft-page-break/>El equipo de tests encontró el bug.</text:p>
      <text:list xml:id="list39403965" text:continue-numbering="true" text:style-name="Outline">
        <text:list-item>
          <text:h text:style-name="Heading_20_1" text:outline-level="1"><text:bookmark-start text:name="__RefHeading__9102_689515585"/><text:span text:style-name="T1">U</text:span><text:bookmark-start text:name="_Toc4995785611"/><text:span text:style-name="T1">se case 007 </text:span><text:span text:style-name="T2"><text:s/></text:span><text:span text:style-name="T3">Manage his or her curriculum, which includes displaying and editing it</text:span><text:span text:style-name="T1"> </text:span><text:bookmark-end text:name="__RefHeading__9102_689515585"/><text:bookmark-end text:name="_Toc4995785611"/></text:h>
        </text:list-item>
      </text:list>
      <text:p text:style-name="Notes"/>
      <text:p text:style-name="Subtitle">Description</text:p>
      <text:p text:style-name="Notes">Al editar un curriculum logueado como un auditor, podemos introducir una fecha inicial posterior ala fecha de fin.</text:p>
      <text:p text:style-name="Subtitle">Results</text:p>
      <text:p text:style-name="Notes">El equipo de tests encontró el bug.</text:p>
      <text:list xml:id="list39382308" text:continue-numbering="true" text:style-name="Outline">
        <text:list-item>
          <text:h text:style-name="Heading_20_1" text:outline-level="1"><text:bookmark-start text:name="__RefHeading__9104_689515585"/><text:span text:style-name="T1">U</text:span><text:bookmark-start text:name="_Toc49957856111"/><text:span text:style-name="T1">se case 007 </text:span><text:span text:style-name="T2"><text:s/></text:span><text:span text:style-name="T3">Manage his or her curriculum, which includes displaying and editing it</text:span><text:span text:style-name="T1"> </text:span><text:bookmark-end text:name="__RefHeading__9104_689515585"/><text:bookmark-end text:name="_Toc49957856111"/></text:h>
        </text:list-item>
      </text:list>
      <text:p text:style-name="Notes"/>
      <text:p text:style-name="Subtitle">Description</text:p>
      <text:p text:style-name="Notes">Al editar un curriculum logueado como un auditor, podemos introducir una fecha inicial en futuro.</text:p>
      <text:p text:style-name="Subtitle">Results</text:p>
      <text:p text:style-name="Notes">El equipo de tests encontró el bug.</text:p>
      <text:p text:style-name="Note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size-complex="12pt" style:font-style-complex="italic"/>
    </style:style>
    <style:style style:name="Table_20_Text" style:display-name="Table Text" style:family="paragraph" style:parent-style-name="Standard" style:default-outline-level="" style:list-style-name="">
      <style:paragraph-properties fo:margin-top="0.071cm" fo:margin-bottom="0.071cm" fo:line-height="100%"/>
      <style:text-properties style:font-name="Times New Roman" fo:language="en" fo:country="US" style:font-name-asian="Times New Roman1" style:font-name-complex="Times New Roman1" style:font-size-complex="10pt"/>
    </style:style>
    <style:style style:name="Notes" style:family="paragraph" style:parent-style-name="Standard" style:default-outline-level="" style:list-style-name="">
      <style:text-properties fo:color="#403152" fo:font-style="italic" style:font-style-asian="italic"/>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en" style:country-asian="GB"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Car" style:display-name="Título Car" style:family="text" style:parent-style-name="Default_20_Paragraph_20_Font">
      <style:text-properties fo:color="#17365d" style:font-name="Cambria" fo:font-size="26pt" fo:letter-spacing="0.009cm" style:letter-kerning="true" style:font-size-asian="26pt" style:font-size-complex="26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Subtítulo_20_Car" style:display-name="Subtítulo Car" style:family="text" style:parent-style-name="Default_20_Paragraph_20_Font">
      <style:text-properties fo:color="#4f81bd" style:font-name="Cambria" fo:font-size="12pt" fo:letter-spacing="0.026cm" fo:language="en" fo:country="GB" fo:font-style="italic" style:font-size-asian="12pt" style:font-style-asian="italic" style:font-size-complex="12pt" style:font-style-complex="italic"/>
    </style:style>
    <style:style style:name="Título_20_1_20_Car" style:display-name="Título 1 Car" style:family="text" style:parent-style-name="Default_20_Paragraph_20_Font">
      <style:text-properties fo:color="#365f91" style:font-name="Cambria" fo:font-size="14pt" fo:language="en" fo:country="GB" fo:font-weight="bold" style:font-size-asian="14pt" style:font-weight-asian="bold" style:font-size-complex="14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fo:language="en" fo:country="GB" style:font-size-asian="10pt" style:font-size-complex="10pt"/>
    </style:style>
    <style:style style:name="Asunto_20_del_20_comentario_20_Car" style:display-name="Asunto del comentario Car" style:family="text" style:parent-style-name="Texto_20_comentario_20_Car">
      <style:text-properties fo:font-size="10pt" fo:language="en" fo:country="GB"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Tahoma" fo:font-size="8pt" fo:language="en" fo:country="GB" style:font-size-asian="8pt" style:font-name-complex="Tahoma1" style:font-size-complex="8pt"/>
    </style:style>
    <style:style style:name="Título_20_2_20_Car" style:display-name="Título 2 Car" style:family="text" style:parent-style-name="Default_20_Paragraph_20_Font">
      <style:text-properties fo:color="#4f81bd" style:font-name="Cambria" fo:font-size="13pt" fo:language="en" fo:country="GB"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3_20_Car" style:display-name="Título 3 Car" style:family="text" style:parent-style-name="Default_20_Paragraph_20_Font">
      <style:text-properties fo:color="#4f81bd" style:font-name="Cambria" fo:language="en" fo:country="GB"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fael Corchuelo</meta:initial-creator>
    <meta:editing-cycles>30</meta:editing-cycles>
    <meta:creation-date>2014-03-29T15:34:00</meta:creation-date>
    <dc:date>2017-11-29T19:20:51.33</dc:date>
    <meta:editing-duration>PT20M56S</meta:editing-duration>
    <meta:generator>OpenOffice/4.1.4$Win32 OpenOffice.org_project/414m5$Build-9788</meta:generator>
    <meta:document-statistic meta:table-count="2" meta:image-count="0" meta:object-count="0" meta:page-count="3" meta:paragraph-count="63" meta:word-count="482" meta:character-count="2876"/>
    <meta:user-defined meta:name="AppVersion">14.0000</meta:user-defined>
    <meta:user-defined meta:name="Company">University of Sevil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